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Text_20_body">
      <style:text-properties fo:language="es" fo:country="AR" style:language-asian="zh" style:country-asian="CN" style:language-complex="hi" style:country-complex="IN"/>
    </style:style>
    <style:style style:name="P2" style:family="paragraph" style:parent-style-name="Text_20_body">
      <style:paragraph-properties fo:margin-top="0cm" fo:margin-bottom="0cm" style:contextual-spacing="false"/>
      <style:text-properties fo:language="es" fo:country="AR" style:language-asian="zh" style:country-asian="CN" style:language-complex="hi" style:country-complex="IN"/>
    </style:style>
    <style:style style:name="P3" style:family="paragraph" style:parent-style-name="normal1">
      <style:text-properties fo:language="es" fo:country="AR" style:language-asian="zh" style:country-asian="CN" style:language-complex="hi" style:country-complex="IN"/>
    </style:style>
    <style:style style:name="P4" style:family="paragraph" style:parent-style-name="Text_20_body">
      <style:paragraph-properties fo:margin-top="0cm" fo:margin-bottom="0cm" style:contextual-spacing="false"/>
      <style:text-properties fo:language="es" fo:country="AR" fo:font-weight="bold" style:language-asian="zh" style:country-asian="CN" style:font-weight-asian="bold" style:language-complex="hi" style:country-complex="IN" style:font-weight-complex="bold"/>
    </style:style>
    <style:style style:name="P5" style:family="paragraph" style:parent-style-name="Text_20_body">
      <style:text-properties fo:language="es" fo:country="AR" fo:font-weight="bold" style:language-asian="zh" style:country-asian="CN" style:font-weight-asian="bold" style:language-complex="hi" style:country-complex="IN" style:font-weight-complex="bold"/>
    </style:style>
    <style:style style:name="P6" style:family="paragraph" style:parent-style-name="Text_20_body" style:master-page-name="Standard">
      <style:paragraph-properties style:page-number="1"/>
      <style:text-properties fo:language="es" fo:country="AR" style:language-asian="zh" style:country-asian="CN" style:language-complex="hi" style:country-complex="IN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language="es" fo:country="AR" fo:font-weight="normal" style:language-asian="zh" style:country-asian="CN" style:font-weight-asian="normal" style:language-complex="hi" style:country-complex="IN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language="es" fo:country="AR" fo:font-weight="normal" style:language-asian="zh" style:country-asian="CN" style:font-weight-asian="normal" style:language-complex="hi" style:country-complex="IN" style:font-weight-complex="normal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normal1">
      <style:text-properties fo:language="es" fo:country="AR" officeooo:paragraph-rsid="002fca20" style:language-asian="zh" style:country-asian="CN" style:language-complex="hi" style:country-complex="IN"/>
    </style:style>
    <style:style style:name="P12" style:family="paragraph" style:parent-style-name="normal1">
      <style:text-properties fo:language="es" fo:country="AR" officeooo:paragraph-rsid="0026f913" style:language-asian="zh" style:country-asian="CN" style:language-complex="hi" style:country-complex="IN"/>
    </style:style>
    <style:style style:name="P13" style:family="paragraph" style:parent-style-name="normal1">
      <style:text-properties fo:language="es" fo:country="AR" officeooo:rsid="002acb43" officeooo:paragraph-rsid="002acb43" style:language-asian="zh" style:country-asian="CN" style:language-complex="hi" style:country-complex="IN"/>
    </style:style>
    <style:style style:name="P14" style:family="paragraph" style:parent-style-name="normal1">
      <style:text-properties fo:language="es" fo:country="AR" officeooo:rsid="002cfb90" officeooo:paragraph-rsid="002cfb90" style:language-asian="zh" style:country-asian="CN" style:language-complex="hi" style:country-complex="IN"/>
    </style:style>
    <style:style style:name="P15" style:family="paragraph" style:parent-style-name="normal1">
      <style:text-properties fo:language="es" fo:country="AR" officeooo:paragraph-rsid="0034ea7f" style:language-asian="zh" style:country-asian="CN" style:language-complex="hi" style:country-complex="IN"/>
    </style:style>
    <style:style style:name="P16" style:family="paragraph" style:parent-style-name="normal1">
      <style:text-properties officeooo:paragraph-rsid="0034cb3e"/>
    </style:style>
    <style:style style:name="P17" style:family="paragraph" style:parent-style-name="normal1">
      <style:text-properties officeooo:rsid="0034ea7f" officeooo:paragraph-rsid="0034ea7f"/>
    </style:style>
    <style:style style:name="T1" style:family="text">
      <style:text-properties fo:font-weight="bold" officeooo:rsid="0025ae2f" style:font-weight-asian="bold"/>
    </style:style>
    <style:style style:name="T2" style:family="text">
      <style:text-properties fo:language="es" fo:country="AR" officeooo:rsid="0026f913" style:language-asian="zh" style:country-asian="CN" style:language-complex="hi" style:country-complex="IN"/>
    </style:style>
    <style:style style:name="T3" style:family="text">
      <style:text-properties fo:language="es" fo:country="AR" officeooo:rsid="0032005e" style:language-asian="zh" style:country-asian="CN" style:language-complex="hi" style:country-complex="IN"/>
    </style:style>
    <style:style style:name="T4" style:family="text">
      <style:text-properties fo:language="es" fo:country="AR" officeooo:rsid="0033a95b" style:language-asian="zh" style:country-asian="CN" style:language-complex="hi" style:country-complex="IN"/>
    </style:style>
    <style:style style:name="T5" style:family="text">
      <style:text-properties fo:language="es" fo:country="AR" officeooo:rsid="0034a22b" style:language-asian="zh" style:country-asian="CN" style:language-complex="hi" style:country-complex="IN"/>
    </style:style>
    <style:style style:name="T6" style:family="text">
      <style:text-properties fo:language="es" fo:country="AR" officeooo:rsid="0034aa60" style:language-asian="zh" style:country-asian="CN" style:language-complex="hi" style:country-complex="IN"/>
    </style:style>
    <style:style style:name="T7" style:family="text">
      <style:text-properties fo:language="es" fo:country="AR" officeooo:rsid="0034cb3e" style:language-asian="zh" style:country-asian="CN" style:language-complex="hi" style:country-complex="IN"/>
    </style:style>
    <style:style style:name="T8" style:family="text">
      <style:text-properties fo:language="es" fo:country="AR" officeooo:rsid="0034ea7f" style:language-asian="zh" style:country-asian="CN" style:language-complex="hi" style:country-complex="IN"/>
    </style:style>
    <style:style style:name="T9" style:family="text">
      <style:text-properties fo:language="es" fo:country="AR" fo:font-weight="normal" style:language-asian="zh" style:country-asian="CN" style:font-weight-asian="normal" style:language-complex="hi" style:country-complex="IN" style:font-weight-complex="normal"/>
    </style:style>
    <style:style style:name="T10" style:family="text">
      <style:text-properties officeooo:rsid="00230b6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5ae2f" style:font-weight-asian="normal" style:font-weight-complex="normal"/>
    </style:style>
    <style:style style:name="T13" style:family="text">
      <style:text-properties officeooo:rsid="00289a7f"/>
    </style:style>
    <style:style style:name="T14" style:family="text">
      <style:text-properties officeooo:rsid="0032005e"/>
    </style:style>
    <style:style style:name="T15" style:family="text">
      <style:text-properties officeooo:rsid="0033a95b"/>
    </style:style>
    <style:style style:name="T16" style:family="text">
      <style:text-properties officeooo:rsid="0034a22b"/>
    </style:style>
    <style:style style:name="T17" style:family="text">
      <style:text-properties officeooo:rsid="0034aa60"/>
    </style:style>
    <style:style style:name="T18" style:family="text">
      <style:text-properties officeooo:rsid="0026f913"/>
    </style:style>
    <style:style style:name="T19" style:family="text">
      <style:text-properties officeooo:rsid="0034cb3e"/>
    </style:style>
    <style:style style:name="T20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 de Setiembre de 2023</text:p>
      <text:p text:style-name="P1">Actividad 1 </text:p>
      <text:p text:style-name="P1">Creation de la clase estudiante</text:p>
      <text:p text:style-name="P1"/>
      <text:p text:style-name="P1">1- Escribir un prompt en chatgpr que genere exactamente este código</text:p>
      <text:p text:style-name="P1">Escribir cada uno de los prompts en este documento hasta lograrlo</text:p>
      <text:p text:style-name="P2">// Definición de la clase Estudiante</text:p>
      <text:p text:style-name="P2">class Estudiante {</text:p>
      <text:p text:style-name="P2"><text:s text:c="4"/>// Atributos</text:p>
      <text:p text:style-name="P2"><text:s text:c="4"/>String nombre;</text:p>
      <text:p text:style-name="P2"><text:s text:c="4"/>int edad;</text:p>
      <text:p text:style-name="P2"><text:s text:c="4"/>// Constructor</text:p>
      <text:p text:style-name="P2"><text:s text:c="4"/>public Estudiante(String nombre, int edad) {</text:p>
      <text:p text:style-name="P2"><text:s text:c="8"/>this.nombre = nombre;</text:p>
      <text:p text:style-name="P2"><text:s text:c="8"/>this.edad = edad;</text:p>
      <text:p text:style-name="P2"><text:s text:c="4"/>}</text:p>
      <text:p text:style-name="P2"><text:s text:c="4"/>// Método para obtener el nombre del estudiante</text:p>
      <text:p text:style-name="P2"><text:s text:c="4"/>public String getNombre() {</text:p>
      <text:p text:style-name="P2"><text:s text:c="8"/>return nombre;</text:p>
      <text:p text:style-name="P2"><text:s text:c="4"/>}</text:p>
      <text:p text:style-name="P2"><text:s text:c="4"/>// Método para obtener la edad del estudiante</text:p>
      <text:p text:style-name="P2"><text:s text:c="4"/>public int getEdad() {</text:p>
      <text:p text:style-name="P2"><text:s text:c="8"/>return edad;</text:p>
      <text:p text:style-name="P2"><text:s text:c="4"/>}</text:p>
      <text:p text:style-name="P2"><text:s text:c="4"/>// Método para establecer la edad del estudiante</text:p>
      <text:p text:style-name="P2"><text:s text:c="4"/>public void setEdad(int nuevaEdad) {</text:p>
      <text:p text:style-name="P2"><text:s text:c="8"/>edad = nuevaEdad;</text:p>
      <text:p text:style-name="P2"><text:s text:c="4"/>}</text:p>
      <text:p text:style-name="P2">}</text:p>
      <text:p text:style-name="P2">public class Main {</text:p>
      <text:p text:style-name="P2"><text:s text:c="4"/>public static void main(String[] args) {</text:p>
      <text:p text:style-name="P2"><text:s text:c="8"/>// Crear un objeto Estudiante</text:p>
      <text:p text:style-name="P2"><text:s text:c="8"/>Estudiante estudiante1 = new Estudiante("Juan", 18);</text:p>
      <text:p text:style-name="P2"><text:s text:c="8"/>// Obtener y mostrar los atributos del estudiante</text:p>
      <text:p text:style-name="P2"><text:s text:c="8"/>String nombreEstudiante = estudiante1.getNombre();</text:p>
      <text:p text:style-name="P2"><text:s text:c="8"/>int edadEstudiante = estudiante1.getEdad();</text:p>
      <text:p text:style-name="P2"><text:s text:c="8"/>System.out.println("Nombre del estudiante: " + nombreEstudiante);</text:p>
      <text:p text:style-name="P2"><text:s text:c="8"/>System.out.println("Edad del estudiante: " + edadEstudiante<text:span text:style-name="T10">);</text:span></text:p>
      <text:p text:style-name="P2"><text:s text:c="8"/>// Cambiar la edad del estudiante</text:p>
      <text:p text:style-name="P2"><text:s text:c="8"/>estudiante1.setEdad(19);</text:p>
      <text:p text:style-name="P2"><text:s text:c="8"/>edadEstudiante = estudiante1.getEdad();</text:p>
      <text:p text:style-name="P2"><text:s text:c="8"/>System.out.println("Nueva edad del estudiante: " + edadEstudiante);</text:p>
      <text:p text:style-name="P2"><text:s text:c="4"/>}</text:p>
      <text:p text:style-name="P2">}</text:p>
      <text:p text:style-name="P1"/>
      <text:p text:style-name="P4"><text:soft-page-break/>2. Ahora agregar el atributo fecha de nacimiento y edad con un prompt</text:p>
      <text:p text:style-name="P4">Explicar al profesor como quedo y si es adecuado. Pegar el prompt y el resultado</text:p>
      <text:p text:style-name="P5"/>
      <text:p text:style-name="P5">3 Agregar un método que indique si el estudiante es mayor de edad (entendido por mayor de edad los 21 años. Defina el prompt y pegue el resultado</text:p>
      <text:p text:style-name="P1"/>
      <text:p text:style-name="P1"><text:span text:style-name="T1">1. </text:span><text:span text:style-name="T12">El prompt utilizado para imprimir el codigo “</text:span><text:span text:style-name="T11">Este código en Java define dos clases: "Estudiante" y "Main". La clase "Estudiante" representa a un estudiante y tiene dos características o atributos: "nombre" (que es una cadena de texto para almacenar el nombre del estudiante) y "edad" (que es un número entero para almacenar la edad del estudiante).</text:span></text:p>
      <text:p text:style-name="P8">La clase "Estudiante" también tiene un constructor que se utiliza para crear un objeto de tipo "Estudiante" y asignar valores iniciales al nombre y la edad. Además, tiene tres métodos:</text:p>
      <text:list text:style-name="L1">
        <text:list-item>
          <text:p text:style-name="P9"><text:span text:style-name="Source_20_Text"><text:span text:style-name="T9">getNombre()</text:span></text:span><text:span text:style-name="T9">: Este método permite obtener el nombre del estudiante.</text:span></text:p>
        </text:list-item>
        <text:list-item>
          <text:p text:style-name="P9"><text:span text:style-name="Source_20_Text"><text:span text:style-name="T9">getEdad()</text:span></text:span><text:span text:style-name="T9">: Este método permite obtener la edad del estudiante.</text:span></text:p>
        </text:list-item>
        <text:list-item>
          <text:p text:style-name="P9"><text:span text:style-name="Source_20_Text"><text:span text:style-name="T9">setEdad(int nuevaEdad)</text:span></text:span><text:span text:style-name="T9">: Este método se utiliza para cambiar la edad del estudiante por un nuevo valor que se especifica.</text:span></text:p>
        </text:list-item>
      </text:list>
      <text:p text:style-name="Text_20_body"><text:span text:style-name="T9"><text:tab/>La clase "Main" es la clase principal que contiene el método </text:span><text:span text:style-name="Source_20_Text"><text:span text:style-name="T9">main</text:span></text:span><text:span text:style-name="T9">, que es el punto de entrada del programa. En el método </text:span><text:span text:style-name="Source_20_Text"><text:span text:style-name="T9">main</text:span></text:span><text:span text:style-name="T9">, se realiza lo siguiente:</text:span></text:p>
      <text:list text:style-name="L2">
        <text:list-item>
          <text:p text:style-name="P7">Se crea un objeto de la clase "Estudiante" llamado "estudiante1" con el nombre "Juan" y una edad de 18 años.</text:p>
        </text:list-item>
        <text:list-item>
          <text:p text:style-name="P10"><text:span text:style-name="T9">Se obtiene el nombre y la edad del estudiante utilizando los métodos </text:span><text:span text:style-name="Source_20_Text"><text:span text:style-name="T9">getNombre()</text:span></text:span><text:span text:style-name="T9"> y </text:span><text:span text:style-name="Source_20_Text"><text:span text:style-name="T9">getEdad()</text:span></text:span><text:span text:style-name="T9"> respectivamente.</text:span></text:p>
        </text:list-item>
        <text:list-item>
          <text:p text:style-name="P7">Se muestra el nombre y la edad del estudiante en la consola.</text:p>
        </text:list-item>
        <text:list-item>
          <text:p text:style-name="P10"><text:span text:style-name="T9">Se cambia la edad del estudiante a 19 años utilizando el método </text:span><text:span text:style-name="Source_20_Text"><text:span text:style-name="T9">setEdad(int nuevaEdad)</text:span></text:span><text:span text:style-name="T9">.</text:span></text:p>
        </text:list-item>
        <text:list-item>
          <text:p text:style-name="P7">Se vuelve a obtener y mostrar la nueva edad del estudiante en la consola.”</text:p>
        </text:list-item>
      </text:list>
      <text:p text:style-name="P3"/>
      <text:p text:style-name="P11"><text:span text:style-name="T18">2.<text:tab/></text:span><text:span text:style-name="T14">El codigo generado por chatgpt no es adecuado, importa una librería java.util.Date </text:span><text:span text:style-name="T15">no muy adecuada para manejar fechas </text:span><text:span text:style-name="T16">y agrega un método que no se pidio para obtener la fecha mediante un calculo, </text:span><text:span text:style-name="T19">en vez de utilizar un String de nombreFechadeNacimiento.</text:span></text:p>
      <text:p text:style-name="P15"><text:span text:style-name="T18"><text:tab/>Se utilizo el siguiente prompt “</text:span>Agregar el atributo fecha de nacimiento y edad manteniendo el codigo y sin agregar librerias“. </text:p>
      <text:p text:style-name="P15"><text:span text:style-name="T13">El chat imprime el codigo:</text:span><text:line-break/><text:tab/>Para agregar el atributo "fecha de nacimiento" y calcular la "edad" en función de la fecha de nacimiento en el código existente sin agregar bibliotecas adicionales, puedes hacer lo siguiente: </text:p>
      <text:p text:style-name="P12">import java.text.SimpleDateFormat;</text:p>
      <text:p text:style-name="P12">import java.util.Date;</text:p>
      <text:p text:style-name="P12"/>
      <text:p text:style-name="P12">// Definición de la clase Estudiante</text:p>
      <text:p text:style-name="P12">class Estudiante {</text:p>
      <text:p text:style-name="P12"><text:s text:c="4"/>// Atributos de la clase Estudiante</text:p>
      <text:p text:style-name="P12"><text:s text:c="4"/>private String nombre;</text:p>
      <text:p text:style-name="P12"><text:s text:c="4"/>private Date fechaNacimiento;</text:p>
      <text:p text:style-name="P12"><text:s text:c="4"/>private int edad;</text:p>
      <text:p text:style-name="P12"><text:soft-page-break/></text:p>
      <text:p text:style-name="P12"><text:s text:c="4"/>// Constructor de la clase Estudiante</text:p>
      <text:p text:style-name="P12"><text:s text:c="4"/>public Estudiante(String nombre, Date fechaNacimiento) {</text:p>
      <text:p text:style-name="P12"><text:s text:c="8"/>this.nombre = nombre;</text:p>
      <text:p text:style-name="P12"><text:s text:c="8"/>this.fechaNacimiento = fechaNacimiento;</text:p>
      <text:p text:style-name="P12"><text:s text:c="8"/>calcularEdad(); // Calcular la edad inicial al crear el objeto</text:p>
      <text:p text:style-name="P12"><text:s text:c="4"/>}</text:p>
      <text:p text:style-name="P12"><text:s text:c="4"/>// Método para obtener el nombre del estudiante</text:p>
      <text:p text:style-name="P12"><text:s text:c="4"/>public String getNombre() {</text:p>
      <text:p text:style-name="P12"><text:s text:c="8"/>return nombre;</text:p>
      <text:p text:style-name="P12"><text:s text:c="4"/>}</text:p>
      <text:p text:style-name="P12"><text:s text:c="4"/>// Método para obtener la fecha de nacimiento del estudiante</text:p>
      <text:p text:style-name="P12"><text:s text:c="4"/>public Date getFechaNacimiento() {</text:p>
      <text:p text:style-name="P12"><text:s text:c="8"/>return fechaNacimiento;</text:p>
      <text:p text:style-name="P12"><text:s text:c="4"/>}</text:p>
      <text:p text:style-name="P12"><text:s text:c="4"/>// Método para obtener la edad del estudiante</text:p>
      <text:p text:style-name="P12"><text:s text:c="4"/>public int getEdad() {</text:p>
      <text:p text:style-name="P12"><text:s text:c="8"/>return edad;</text:p>
      <text:p text:style-name="P12"><text:s text:c="4"/>}</text:p>
      <text:p text:style-name="P12"><text:s text:c="4"/>// Método para establecer una nueva fecha de nacimiento al estudiante</text:p>
      <text:p text:style-name="P12"><text:s text:c="4"/>public void setFechaNacimiento(Date nuevaFechaNacimiento) {</text:p>
      <text:p text:style-name="P12"><text:s text:c="8"/>this.fechaNacimiento = nuevaFechaNacimiento;</text:p>
      <text:p text:style-name="P12"><text:s text:c="8"/>calcularEdad(); // Recalcular la edad cuando se cambia la fecha de nacimiento</text:p>
      <text:p text:style-name="P12"><text:s text:c="4"/>}</text:p>
      <text:p text:style-name="P12"><text:s text:c="4"/>// Método para calcular la edad a partir de la fecha de nacimiento</text:p>
      <text:p text:style-name="P12"><text:s text:c="4"/>private void calcularEdad() {</text:p>
      <text:p text:style-name="P12"><text:s text:c="8"/>Date fechaActual = new Date();</text:p>
      <text:p text:style-name="P12"><text:s text:c="8"/>long diferencia = fechaActual.getTime() - fechaNacimiento.getTime();</text:p>
      <text:p text:style-name="P12"><text:s text:c="8"/>edad = (int) (diferencia / (365L * 24L * 60L * 60L * 1000L)); // Aproximación simple de la edad en años</text:p>
      <text:p text:style-name="P12"><text:s text:c="4"/>}</text:p>
      <text:p text:style-name="P13">}</text:p>
      <text:p text:style-name="P12">// Clase principal Main</text:p>
      <text:p text:style-name="P12">public class Main {</text:p>
      <text:p text:style-name="P12"><text:s text:c="4"/>public static void main(String[] args) throws Exception {</text:p>
      <text:p text:style-name="P12"><text:s text:c="8"/>// Crear un objeto de la clase Estudiante con nombre "Juan" y fecha de nacimiento</text:p>
      <text:p text:style-name="P12"><text:s text:c="8"/>SimpleDateFormat sdf = new SimpleDateFormat("yyyy-MM-dd");</text:p>
      <text:p text:style-name="P12"><text:s text:c="8"/>Date fechaNacimiento = sdf.parse("2005-01-15");</text:p>
      <text:p text:style-name="P12"><text:s text:c="8"/>Estudiante estudiante1 = new Estudiante("Juan", fechaNacimiento);</text:p>
      <text:p text:style-name="P12"><text:s text:c="8"/>// Obtener el nombre, fecha de nacimiento y edad del estudiante</text:p>
      <text:p text:style-name="P12"><text:s text:c="8"/>String nombre = estudiante1.getNombre();</text:p>
      <text:p text:style-name="P12"><text:s text:c="8"/>Date fechaNac = estudiante1.getFechaNacimiento();</text:p>
      <text:p text:style-name="P12"><text:s text:c="8"/>int edad = estudiante1.getEdad();</text:p>
      <text:p text:style-name="P12"><text:s text:c="8"/>// Mostrar los datos en la consola</text:p>
      <text:p text:style-name="P12"><text:s text:c="8"/>System.out.println("Nombre del estudiante: " + nombre);</text:p>
      <text:p text:style-name="P12"><text:s text:c="8"/>System.out.println("Fecha de Nacimiento: " + sdf.format(fechaNac));</text:p>
      <text:p text:style-name="P12"><text:s text:c="8"/>System.out.println("Edad del estudiante: " + edad);</text:p>
      <text:p text:style-name="P12"><text:s text:c="8"/>// Cambiar la fecha de nacimiento del estudiante</text:p>
      <text:p text:style-name="P12"><text:soft-page-break/><text:s text:c="8"/>Date nuevaFechaNac = sdf.parse("2004-07-20");</text:p>
      <text:p text:style-name="P12"><text:s text:c="8"/>estudiante1.setFechaNacimiento(nuevaFechaNac);</text:p>
      <text:p text:style-name="P12"><text:s text:c="8"/>// Obtener y mostrar la nueva fecha de nacimiento y edad del estudiante en la consola</text:p>
      <text:p text:style-name="P12"><text:s text:c="8"/>Date nuevaFechaNacObtenida = estudiante1.getFechaNacimiento();</text:p>
      <text:p text:style-name="P12"><text:s text:c="8"/>int nuevaEdad = estudiante1.getEdad();</text:p>
      <text:p text:style-name="P12"><text:s text:c="8"/>System.out.println("Nueva Fecha de Nacimiento: " + sdf.format(nuevaFechaNacObtenida));</text:p>
      <text:p text:style-name="P12"><text:s text:c="8"/>System.out.println("Nueva Edad del estudiante: " + nuevaEdad);</text:p>
      <text:p text:style-name="P12"><text:s text:c="4"/>}</text:p>
      <text:p text:style-name="P12">}</text:p>
      <text:p text:style-name="P12"/>
      <text:p text:style-name="P14"><text:tab/>Este código modifica la clase "Estudiante" para incluir un atributo de "fecha de nacimiento" y un método privado llamado "calcularEdad()" que calcula la edad en función de la fecha de nacimiento. El método "setFechaNacimiento()" se encarga de actualizar la fecha de nacimiento y recalcula automáticamente la edad. La clase "Main" ahora también muestra la fecha de nacimiento junto con el nombre y la edad del estudiante. </text:p>
      <text:p text:style-name="P14"/>
      <text:p text:style-name="P16"><text:span text:style-name="T7">3. </text:span><text:span text:style-name="T8">Prompt utilizado: </text:span>Utilizando el código dato agregue un Método que devuelva si es mayor de 21 años.</text:p>
      <text:p text:style-name="P17">Resultado:</text:p>
      <text:p text:style-name="P12"><text:tab/>Para agregar un método que determine si un estudiante es mayor de 21 años, puedes agregar un nuevo método a la clase <text:span text:style-name="Source_20_Text"><text:span text:style-name="T20">Estudiante</text:span></text:span>. Aquí tienes una versión modificada del código que incluye un método llamado <text:span text:style-name="Source_20_Text"><text:span text:style-name="T20">esMayorDe21()</text:span></text:span>: </text:p>
      <text:p text:style-name="P12">// Definición de la clase Estudiante</text:p>
      <text:p text:style-name="P12">class Estudiante {</text:p>
      <text:p text:style-name="P12"><text:s text:c="4"/>// Atributos</text:p>
      <text:p text:style-name="P12"><text:s text:c="4"/>String nombre;</text:p>
      <text:p text:style-name="P12"><text:s text:c="4"/>int edad;</text:p>
      <text:p text:style-name="P12"/>
      <text:p text:style-name="P12"><text:s text:c="4"/>// Constructor</text:p>
      <text:p text:style-name="P12"><text:s text:c="4"/>public Estudiante(String nombre, int edad) {</text:p>
      <text:p text:style-name="P12"><text:s text:c="8"/>this.nombre = nombre;</text:p>
      <text:p text:style-name="P12"><text:s text:c="8"/>this.edad = edad;</text:p>
      <text:p text:style-name="P12"><text:s text:c="4"/>}</text:p>
      <text:p text:style-name="P12"/>
      <text:p text:style-name="P12"><text:s text:c="4"/>// Método para obtener el nombre del estudiante</text:p>
      <text:p text:style-name="P12"><text:s text:c="4"/>public String getNombre() {</text:p>
      <text:p text:style-name="P12"><text:s text:c="8"/>return nombre;</text:p>
      <text:p text:style-name="P12"><text:s text:c="4"/>}</text:p>
      <text:p text:style-name="P12"/>
      <text:p text:style-name="P12"><text:s text:c="4"/>// Método para obtener la edad del estudiante</text:p>
      <text:p text:style-name="P12"><text:s text:c="4"/>public int getEdad() {</text:p>
      <text:p text:style-name="P12"><text:s text:c="8"/>return edad;</text:p>
      <text:p text:style-name="P12"><text:s text:c="4"/>}</text:p>
      <text:p text:style-name="P12"/>
      <text:p text:style-name="P12"><text:s text:c="4"/>// Método para establecer la edad del estudiante</text:p>
      <text:p text:style-name="P12"><text:s text:c="4"/>public void setEdad(int nuevaEdad) {</text:p>
      <text:p text:style-name="P12"><text:soft-page-break/><text:s text:c="8"/>edad = nuevaEdad;</text:p>
      <text:p text:style-name="P12"><text:s text:c="4"/>}</text:p>
      <text:p text:style-name="P12"/>
      <text:p text:style-name="P12"><text:s text:c="4"/>// Método para verificar si el estudiante es mayor de 21 años</text:p>
      <text:p text:style-name="P12"><text:s text:c="4"/>public boolean esMayorDe21() {</text:p>
      <text:p text:style-name="P12"><text:s text:c="8"/>return edad &gt; 21;</text:p>
      <text:p text:style-name="P12"><text:s text:c="4"/>}</text:p>
      <text:p text:style-name="P12">}</text:p>
      <text:p text:style-name="P12"/>
      <text:p text:style-name="P12">public class Main {</text:p>
      <text:p text:style-name="P12"><text:s text:c="4"/>public static void main(String[] args) {</text:p>
      <text:p text:style-name="P12"><text:s text:c="8"/>// Crear un objeto Estudiante</text:p>
      <text:p text:style-name="P12"><text:s text:c="8"/>Estudiante estudiante1 = new Estudiante("Juan", 18);</text:p>
      <text:p text:style-name="P12"/>
      <text:p text:style-name="P12"><text:s text:c="8"/>// Obtener y mostrar los atributos del estudiante</text:p>
      <text:p text:style-name="P12"><text:s text:c="8"/>String nombreEstudiante = estudiante1.getNombre();</text:p>
      <text:p text:style-name="P12"><text:s text:c="8"/>int edadEstudiante = estudiante1.getEdad();</text:p>
      <text:p text:style-name="P12"><text:s text:c="8"/>System.out.println("Nombre del estudiante: " + nombreEstudiante);</text:p>
      <text:p text:style-name="P12"><text:s text:c="8"/>System.out.println("Edad del estudiante: " + edadEstudiante);</text:p>
      <text:p text:style-name="P12"/>
      <text:p text:style-name="P12"><text:s text:c="8"/>// Verificar si el estudiante es mayor de 21 años y mostrar el resultado</text:p>
      <text:p text:style-name="P12"><text:s text:c="8"/>boolean esMayor = estudiante1.esMayorDe21();</text:p>
      <text:p text:style-name="P12"><text:s text:c="8"/>System.out.println("¿Es mayor de 21 años? " + (esMayor ? "Sí" : "No"));</text:p>
      <text:p text:style-name="P12"/>
      <text:p text:style-name="P12"><text:s text:c="8"/>// Cambiar la edad del estudiante</text:p>
      <text:p text:style-name="P12"><text:s text:c="8"/>estudiante1.setEdad(22);</text:p>
      <text:p text:style-name="P12"><text:s text:c="8"/>edadEstudiante = estudiante1.getEdad();</text:p>
      <text:p text:style-name="P12"><text:s text:c="8"/>System.out.println("Nueva edad del estudiante: " + edadEstudiante);</text:p>
      <text:p text:style-name="P12"><text:s text:c="4"/>}</text:p>
      <text:p text:style-name="P12">}</text:p>
      <text:p text:style-name="P12"><text:tab/>En este código, se ha agregado el método <text:span text:style-name="Source_20_Text"><text:span text:style-name="T20">esMayorDe21()</text:span></text:span> a la clase <text:span text:style-name="Source_20_Text"><text:span text:style-name="T20">Estudiante</text:span></text:span>, que devuelve <text:span text:style-name="Source_20_Text"><text:span text:style-name="T20">true</text:span></text:span> si la edad del estudiante es mayor de 21 y <text:span text:style-name="Source_20_Text"><text:span text:style-name="T20">false</text:span></text:span> en caso contrario. Luego, en el método <text:span text:style-name="Source_20_Text"><text:span text:style-name="T20">main</text:span></text:span>, se utiliza este método para verificar si el estudiante es mayor de 21 años y se imprime el resultado.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1" style:next-style-name="normal1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1" style:next-style-name="normal1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1" style:next-style-name="normal1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s-AR</dc:language>
    <dc:date>2023-09-23T13:48:32.167000000</dc:date>
    <meta:editing-cycles>26</meta:editing-cycles>
    <meta:editing-duration>PT9H31M16S</meta:editing-duration>
    <meta:generator>LibreOffice/7.6.1.2$Windows_X86_64 LibreOffice_project/f5defcebd022c5bc36bbb79be232cb6926d8f674</meta:generator>
    <meta:document-statistic meta:table-count="0" meta:image-count="0" meta:object-count="0" meta:page-count="5" meta:paragraph-count="173" meta:word-count="1276" meta:character-count="9150" meta:non-whitespace-character-count="7263"/>
    <meta:user-defined meta:name="AppVersion">15.0000</meta:user-defined>
  </office:meta>
</office:document-meta>
</file>